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draw:auto-grow-height="true" fo:min-height="16.25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auto-grow-height="true" fo:min-height="3.506cm"/>
    </style:style>
    <style:style style:name="pr4" style:family="presentation" style:parent-style-name="Default-outline1">
      <style:graphic-properties fo:min-height="15.395cm"/>
    </style:style>
    <style:style style:name="pr5" style:family="presentation" style:parent-style-name="Default-outline1">
      <style:graphic-properties fo:min-height="13.395cm"/>
    </style:style>
    <style:style style:name="P1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>
          <draw:text-box>
            <text:p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506cm" svg:x="1.4cm" svg:y="0.837cm" presentation:class="title">
          <draw:text-box>
            <text:p>Learning Objective</text:p>
          </draw:text-box>
        </draw:frame>
        <draw:frame presentation:style-name="pr4" draw:layer="layout" svg:width="25.199cm" svg:height="15.395cm" svg:x="1.4cm" svg:y="4.914cm" presentation:class="outline" presentation:user-transformed="true">
          <draw:text-box>
            <text:list text:style-name="L2">
              <text:list-item>
                <text:p>What a function is</text:p>
              </text:list-item>
              <text:list-item>
                <text:p>What arguments (or parameters) are</text:p>
              </text:list-item>
              <text:list-item>
                <text:p>How to pass an argument to a function</text:p>
              </text:list-item>
              <text:list-item>
                <text:p>How to pass multiple arguments to a function</text:p>
              </text:list-item>
              <text:list-item>
                <text:p>How to make a function return a value to the caller</text:p>
              </text:list-item>
              <text:list-item>
                <text:p>What variable scope is, and what local and global variables are</text:p>
              </text:list-item>
              <text:list-item>
                <text:p>How to use global variables in a func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Our programs are going to start getting bigger and more complicated</text:p>
              </text:list-item>
              <text:list-item>
                <text:p>Organize them in smaller pieces so they’re easier to manag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There are 3 main ways to break programs into smaller parts.</text:p>
              </text:list-item>
              <text:list-item>
                <text:p>Functions are like building blocks of code that you can use over and over again.</text:p>
              </text:list-item>
              <text:list-item>
                <text:p>Objects are a way of describing pieces of your program as self-contained units.</text:p>
              </text:list-item>
              <text:list-item>
                <text:p>Modules are just separate files that contain parts of your program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 – building blocks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a function is a chunk of code that does something</text:p>
              </text:list-item>
              <text:list-item>
                <text:p>You create or define a function with Python’s def keyword. </text:p>
              </text:list-item>
              <text:list-item>
                <text:p>You then use or call the function by using its na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reating a function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Listing_12-1</text:p>
              </text:list-item>
              <text:list-item>
                <text:p>colon tells Python that a block of code is coming next (just like for loops, while loops, and if statements)</text:p>
              </text:list-item>
              <text:list-item>
                <text:p>code inside the def block isn’t part of the main program execution</text:p>
              </text:list-item>
              <text:list-item>
                <text:p>Is only executed when calle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 call flow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Demo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Calling a function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Calling a function means running the code that is inside the function</text:p>
              </text:list-item>
              <text:list-item>
                <text:p>If you define a function but never call it, that code will never run</text:p>
              </text:list-item>
              <text:list-item>
                <text:p>You call a function by using its name and a set of parentheses. </text:p>
              </text:list-item>
              <text:list-item>
                <text:p>Sometimes there’s something in the parentheses and sometimes not</text:p>
              </text:list-item>
              <text:list-item>
                <text:p>We can call a function more than once!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Passing arguments to a function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Parentheses are for passing arguments</text:p>
              </text:list-item>
              <text:list-item>
                <text:p>Argument means a piece of information you give to a function</text:p>
              </text:list-item>
              <text:list-item>
                <text:p>We say that you pass the argument to the function</text:p>
              </text:list-item>
              <text:list-item>
                <text:p>Listing_12-2</text:p>
                <text:p>printMyAddress("Warren Sande")</text:p>
                <text:p>printMyAddress("Kyra Sande"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 with more than one argument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Functions can have more than one</text:p>
              </text:list-item>
              <text:list-item>
                <text:p>They can have as many as you need – within reason!</text:p>
              </text:list-item>
              <text:list-item>
                <text:p>Arguments and parameters</text:p>
              </text:list-item>
              <text:list-item>
                <text:p>Listing_12-3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 that return a value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def calculateTax(price, tax_rate):</text:p>
                <text:list>
                  <text:list-header>
                    <text:p>taxTotal = price + (price * tax_rate)</text:p>
                    <text:p><text:span text:style-name="T1">return</text:span> taxTotal</text:p>
                  </text:list-header>
                  <text:list-item>
                    <text:p>Returned values go back to whatever code called the function</text:p>
                    <text:p>totalPrice = calculateTax(7.99, 0.15)</text:p>
                  </text:list-item>
                  <text:list-item>
                    <text:p>The calculateTax function will return the value and that value will be assigned to totalPri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 that return a value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You can use a function to return values anywhere you’d use an expression</text:p>
              </text:list-item>
              <text:list-item>
                <text:p>&gt;&gt;&gt; print calculateTax(7.99, 0.06)</text:p>
                <text:p>8.4694</text:p>
              </text:list-item>
              <text:list-item>
                <text:p>&gt;&gt;&gt; total = calculateTax(7.99, 0.06) + calculateTax(6.59,0.08)</text:p>
              </text:list-item>
              <text:list-item>
                <text:p>You can also do nothing with the returned value</text:p>
              </text:list-item>
              <text:list-item>
                <text:p>&gt;&gt;&gt; calculateTax(7.49, 0.07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Functions that return a value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Listing_12-4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ariable scope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You might have noticed that we have variables outside the function, like totalPrice, as well as variables inside the function, like total</text:p>
              </text:list-item>
              <text:list-item>
                <text:p>These are just two names for the same thing</text:p>
              </text:list-item>
              <text:list-item>
                <text:p>With functions, the names inside the function are only created when the function runs</text:p>
              </text:list-item>
              <text:list-item>
                <text:p>They don’t even exist before the function runs or after it has finished runn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Variable scope</text:p>
          </draw:text-box>
        </draw:frame>
        <draw:frame presentation:style-name="pr5" draw:layer="layout" svg:width="25.199cm" svg:height="13.395cm" svg:x="1.4cm" svg:y="4.914cm" presentation:class="outline" presentation:user-transformed="true">
          <draw:text-box>
            <text:list text:style-name="L2">
              <text:list-item>
                <text:p>Python creates new names to use inside the function when it runs, and then deletes them when the function is finished</text:p>
              </text:list-item>
              <text:list-item>
                <text:p>While the function is running, the names outside the function are sort of on hold—they’re not being used. Only the names inside the function are being used</text:p>
              </text:list-item>
              <text:list-item>
                <text:p>The part of a program where a variable is used (or available to be used) is called its scop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3.506cm" svg:x="1.4cm" svg:y="0.837cm" presentation:class="title" presentation:user-transformed="true">
          <draw:text-box>
            <text:p>Local variables</text:p>
          </draw:text-box>
        </draw:frame>
        <draw:frame presentation:style-name="pr5" draw:layer="layout" svg:width="25.199cm" svg:height="13.395cm" svg:x="1.4cm" svg:y="4.9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IN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3H33M34S</meta:editing-duration>
    <meta:editing-cycles>183</meta:editing-cycles>
    <meta:generator>LibreOffice/5.2.2.2$Windows_X86_64 LibreOffice_project/8f96e87c890bf8fa77463cd4b640a2312823f3ad</meta:generator>
    <dc:date>2016-12-06T16:39:38.625000000</dc:date>
    <meta:document-statistic meta:object-count="84"/>
  </office:meta>
</office:document-meta>
</file>